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BFT-0844</text:p>
          </table:table-cell>
          <table:table-cell office:value-type="string" calcext:value-type="string">
            <text:p>2021-11-23 13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.885944" calcext:value-type="float">
            <text:p>4.88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844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9308" calcext:value-type="float">
            <text:p>5.59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844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300472" calcext:value-type="float">
            <text:p>5.30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BFT-0844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.580888" calcext:value-type="float">
            <text:p>5.58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66" meta:object-count="0"/>
    <meta:user-defined meta:name="AppVersion">3.0</meta:user-defined>
  </office:meta>
</office:document-meta>
</file>